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b85" officeooo:paragraph-rsid="00073b85"/>
    </style:style>
    <style:style style:name="P2" style:family="paragraph" style:parent-style-name="Standard">
      <style:text-properties officeooo:rsid="00098f8a" officeooo:paragraph-rsid="00098f8a"/>
    </style:style>
    <style:style style:name="P3" style:family="paragraph" style:parent-style-name="Standard">
      <style:text-properties officeooo:rsid="000ac680" officeooo:paragraph-rsid="000ac6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Known BUGS<text:tab/><text:tab/><text:tab/><text:tab/><text:tab/><text:tab/></text:p>
      <text:p text:style-name="P1"/>
      <text:p text:style-name="P1"/>
      <text:p text:style-name="P2">If player hits enemy, it counts for multiple hits, we need a way to make it only recognize the first hit so the bullet will not go away after <text:s/>when rapid fire and add an extra point to the score board.</text:p>
      <text:p text:style-name="P2"/>
      <text:p text:style-name="P3">Rewrite the player code, the code has too much going on , it needs to be more stream lined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06:23:54.258465052</meta:creation-date>
    <dc:date>2025-05-19T08:14:33.909049796</dc:date>
    <meta:editing-duration>PT50M2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3" meta:word-count="62" meta:character-count="313" meta:non-whitespace-character-count="241"/>
  </office:meta>
</office:document-meta>
</file>